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6cm" fo:min-width="4.327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68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3.184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6.828cm" fo:min-width="2.1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style:font-name-complex="Times New Roman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  <style:text-properties style:font-name="Times New Roman" style:font-name-complex="Times New Roman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905cm" svg:x="4.048cm" svg:y="8.8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4.826cm" svg:height="1.524cm" svg:x="8.62cm" svg:y="11.541cm">
          <text:p text:style-name="P2"><text:span text:style-name="T1">View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1" draw:layer="layout" svg:x1="12.811cm" svg:y1="7.35cm" svg:x2="16.494cm" svg:y2="7.35cm">
          <text:p/>
        </draw:line>
        <draw:custom-shape draw:style-name="gr4" draw:text-style-name="P1" draw:layer="layout" svg:width="4.318cm" svg:height="1.397cm" svg:x="8.493cm" svg:y="6.588cm">
          <text:p text:style-name="P3"><text:span text:style-name="T1"><text:s text:c="4"/></text:span><text:span text:style-name="T1">Controll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683cm" svg:height="1.524cm" svg:x="16.494cm" svg:y="6.588cm">
          <text:p text:style-name="P3"><text:span text:style-name="T1"><text:s text:c="5"/></text:span><text:span text:style-name="T1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5.572cm" svg:y1="9.001cm" svg:x2="8.493cm" svg:y2="7.35cm">
          <text:p/>
        </draw:line>
        <draw:line draw:style-name="gr7" draw:text-style-name="P2" draw:layer="layout" svg:x1="5.572cm" svg:y1="10.652cm" svg:x2="8.62cm" svg:y2="12.43cm">
          <text:p/>
        </draw:line>
        <draw:frame draw:style-name="gr8" draw:text-style-name="P5" draw:layer="layout" svg:width="2.794cm" svg:height="0.954cm" svg:x="4.81cm" svg:y="7.285cm">
          <draw:text-box>
            <text:p><text:span text:style-name="T1">Req</text:span><text:span text:style-name="T1">uest</text:span></text:p>
          </draw:text-box>
        </draw:frame>
        <draw:frame draw:style-name="gr9" draw:text-style-name="P5" draw:layer="layout" svg:width="3.048cm" svg:height="0.954cm" svg:x="4.937cm" svg:y="11.535cm">
          <draw:text-box>
            <text:p><text:span text:style-name="T1">Res</text:span><text:span text:style-name="T1">pons</text:span><text:span text:style-name="T1">e</text:span></text:p>
          </draw:text-box>
        </draw:frame>
        <draw:frame draw:style-name="gr10" draw:text-style-name="P5" draw:layer="layout" svg:width="1.778cm" svg:height="0.954cm" svg:x="13.954cm" svg:y="6.269cm">
          <draw:text-box>
            <text:p><text:span text:style-name="T1">Data</text:span></text:p>
          </draw:text-box>
        </draw:frame>
        <draw:line draw:style-name="gr6" draw:text-style-name="P4" draw:layer="layout" svg:x1="10.906cm" svg:y1="7.985cm" svg:x2="10.906cm" svg:y2="11.541cm">
          <text:p/>
        </draw:line>
        <draw:frame draw:style-name="gr10" draw:text-style-name="P5" draw:layer="layout" svg:width="1.778cm" svg:height="0.954cm" svg:x="11.16cm" svg:y="9.19cm">
          <draw:text-box>
            <text:p><text:span text:style-name="T1">Data</text:span></text:p>
          </draw:text-box>
        </draw:frame>
        <draw:custom-shape draw:style-name="gr11" draw:text-style-name="P6" draw:layer="layout" svg:width="2.955cm" svg:height="7.366cm" svg:x="2.651cm" svg:y="17.51cm">
          <text:p text:style-name="P3"><text:span text:style-name="T1"><text:s text:c="2"/></text:span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5.606cm" svg:y1="18.653cm" svg:x2="10.686cm" svg:y2="18.653cm">
          <text:p/>
        </draw:line>
        <draw:frame draw:style-name="gr12" draw:text-style-name="P5" draw:layer="layout" svg:width="4.318cm" svg:height="0.954cm" svg:x="5.86cm" svg:y="17.51cm">
          <draw:text-box>
            <text:p><text:span text:style-name="T1">Initial </text:span><text:span text:style-name="T1">Request</text:span></text:p>
          </draw:text-box>
        </draw:frame>
        <draw:frame draw:style-name="gr13" draw:text-style-name="P5" draw:layer="layout" svg:width="4.953cm" svg:height="0.954cm" svg:x="5.733cm" svg:y="19.223cm">
          <draw:text-box>
            <text:p><text:span text:style-name="T1">HTML </text:span><text:span text:style-name="T1">Response</text:span></text:p>
          </draw:text-box>
        </draw:frame>
        <draw:line draw:style-name="gr7" draw:text-style-name="P2" draw:layer="layout" svg:x1="5.606cm" svg:y1="20.304cm" svg:x2="10.686cm" svg:y2="20.304cm">
          <text:p/>
        </draw:line>
        <draw:frame draw:style-name="gr13" draw:text-style-name="P5" draw:layer="layout" svg:width="4.445cm" svg:height="0.954cm" svg:x="5.86cm" svg:y="20.939cm">
          <draw:text-box>
            <text:p><text:span text:style-name="T1">AJAX Request</text:span></text:p>
          </draw:text-box>
        </draw:frame>
        <draw:frame draw:style-name="gr12" draw:text-style-name="P5" draw:layer="layout" svg:width="4.699cm" svg:height="0.954cm" svg:x="5.86cm" svg:y="22.59cm">
          <draw:text-box>
            <text:p><text:span text:style-name="T1">JSON </text:span><text:span text:style-name="T1">Response</text:span></text:p>
          </draw:text-box>
        </draw:frame>
        <draw:line draw:style-name="gr6" draw:text-style-name="P4" draw:layer="layout" svg:x1="5.606cm" svg:y1="21.955cm" svg:x2="10.686cm" svg:y2="21.955cm">
          <text:p/>
        </draw:line>
        <draw:line draw:style-name="gr7" draw:text-style-name="P2" draw:layer="layout" svg:x1="5.606cm" svg:y1="23.479cm" svg:x2="10.686cm" svg:y2="23.479cm">
          <text:p/>
        </draw:line>
        <draw:line draw:style-name="gr3" draw:text-style-name="P1" draw:layer="layout" svg:x1="13.7cm" svg:y1="21.293cm" svg:x2="16.24cm" svg:y2="21.293cm">
          <text:p/>
        </draw:line>
        <draw:frame draw:style-name="gr10" draw:text-style-name="P5" draw:layer="layout" svg:width="1.778cm" svg:height="0.954cm" svg:x="14.081cm" svg:y="20.277cm">
          <draw:text-box>
            <text:p><text:span text:style-name="T1">Data</text:span></text:p>
          </draw:text-box>
        </draw:frame>
        <draw:custom-shape draw:style-name="gr11" draw:text-style-name="P6" draw:layer="layout" svg:width="2.955cm" svg:height="7.366cm" svg:x="10.745cm" svg:y="17.483cm">
          <text:p text:style-name="P3"><text:span text:style-name="T1"><text:s text:c="2"/></text:span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683cm" svg:height="1.524cm" svg:x="16.24cm" svg:y="20.404cm">
          <text:p text:style-name="P3"><text:span text:style-name="T1"><text:s text:c="5"/></text:span><text:span text:style-name="T1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8pt" fo:language="en" fo:country="US" fo:font-weight="bold" style:letter-kerning="true" style:font-name-asian="Lohit Devanagari1" style:font-family-asian="'Lohit Devanagari'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  <style:text-properties fo:font-weight="normal" style:font-weight-asian="normal" style:font-weight-complex="norma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font-name="Times New Roman" fo:font-family="'Times New Roman'" style:font-family-generic="roman" style:font-pitch="variable" fo:font-size="12pt" fo:letter-spacing="normal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style-complex="normal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6pt" fo:language="en" fo:country="US" style:letter-kerning="true" style:font-name-asian="Lohit Devanagari1" style:font-family-asian="'Lohit Devanagari'" style:font-pitch-asian="variable" style:font-size-asian="6pt" style:language-asian="hi" style:country-asian="IN"/>
    </style:style>
    <style:style style:name="Foot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746cm" fo:margin-right="0cm" fo:text-align="start" fo:text-indent="0cm" style:text-autospace="none"/>
      <style:text-properties fo:font-variant="small-caps" fo:color="#000000" style:font-name="Liberation Serif1" fo:font-family="'Liberation Serif', 'Times New Roman'" style:font-family-generic="roman" style:font-pitch="variable" fo:font-size="10pt" fo:language="en" fo:country="US" style:letter-kerning="true" style:font-name-asian="Lohit Devanagari1" style:font-family-asian="'Lohit Devanagari'" style:font-pitch-asian="variable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3:44:26.303789370</meta:creation-date>
    <meta:generator>LibreOffice/6.2.2.2$Linux_X86_64 LibreOffice_project/20$Build-2</meta:generator>
    <dc:date>2019-05-07T10:44:25.042648581</dc:date>
    <meta:editing-duration>PT1H29M29S</meta:editing-duration>
    <meta:editing-cycles>7</meta:editing-cycles>
    <meta:document-statistic meta:object-count="25"/>
  </office:meta>
</office:document-meta>
</file>